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pyexcel sheet">
        <table:table-row>
          <table:table-cell office:value-type="string">
            <text:p>iPhone 11	</text:p>
          </table:table-cell>
          <table:table-cell office:value-type="string">
            <text:p>Black</text:p>
          </table:table-cell>
          <table:table-cell office:value-type="string">
            <text:p>37</text:p>
          </table:table-cell>
        </table:table-row>
        <table:table-row>
          <table:table-cell office:value-type="string">
            <text:p>iPhone 11 Pro	</text:p>
          </table:table-cell>
          <table:table-cell office:value-type="string">
            <text:p>Black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iPhone 11 Pro Max</text:p>
          </table:table-cell>
          <table:table-cell office:value-type="string">
            <text:p>Black</text:p>
          </table:table-cell>
          <table:table-cell office:value-type="string">
            <text:p>13</text:p>
          </table:table-cell>
        </table:table-row>
        <table:table-row>
          <table:table-cell office:value-type="string">
            <text:p>iPhone 12	</text:p>
          </table:table-cell>
          <table:table-cell office:value-type="string">
            <text:p>Black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iPhone 12 mini	</text:p>
          </table:table-cell>
          <table:table-cell office:value-type="string">
            <text:p>Black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iPhone 12 Pro Max</text:p>
          </table:table-cell>
          <table:table-cell office:value-type="string">
            <text:p>Black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iPhone 5	</text:p>
          </table:table-cell>
          <table:table-cell office:value-type="string">
            <text:p>Black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iPhone 5	</text:p>
          </table:table-cell>
          <table:table-cell office:value-type="string">
            <text:p>White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iPhone 5C	</text:p>
          </table:table-cell>
          <table:table-cell office:value-type="string">
            <text:p>Black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iPhone 5S	</text:p>
          </table:table-cell>
          <table:table-cell office:value-type="string">
            <text:p>Black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iPhone 5S	</text:p>
          </table:table-cell>
          <table:table-cell office:value-type="string">
            <text:p>White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iPhone 6	</text:p>
          </table:table-cell>
          <table:table-cell office:value-type="string">
            <text:p>Black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iPhone 6	</text:p>
          </table:table-cell>
          <table:table-cell office:value-type="string">
            <text:p>White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iPhone 6+	</text:p>
          </table:table-cell>
          <table:table-cell office:value-type="string">
            <text:p>Black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iPhone 6+	</text:p>
          </table:table-cell>
          <table:table-cell office:value-type="string">
            <text:p>White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iPhone 6S	</text:p>
          </table:table-cell>
          <table:table-cell office:value-type="string">
            <text:p>Black</text:p>
          </table:table-cell>
          <table:table-cell office:value-type="string">
            <text:p>16</text:p>
          </table:table-cell>
        </table:table-row>
        <table:table-row>
          <table:table-cell office:value-type="string">
            <text:p>iPhone 6S	</text:p>
          </table:table-cell>
          <table:table-cell office:value-type="string">
            <text:p>White</text:p>
          </table:table-cell>
          <table:table-cell office:value-type="string">
            <text:p>13</text:p>
          </table:table-cell>
        </table:table-row>
        <table:table-row>
          <table:table-cell office:value-type="string">
            <text:p>iPhone 6S+	</text:p>
          </table:table-cell>
          <table:table-cell office:value-type="string">
            <text:p>Black</text:p>
          </table:table-cell>
          <table:table-cell office:value-type="string">
            <text:p>14</text:p>
          </table:table-cell>
        </table:table-row>
        <table:table-row>
          <table:table-cell office:value-type="string">
            <text:p>iPhone 6S+	</text:p>
          </table:table-cell>
          <table:table-cell office:value-type="string">
            <text:p>White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iPhone 7	</text:p>
          </table:table-cell>
          <table:table-cell office:value-type="string">
            <text:p>Black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iPhone 7	</text:p>
          </table:table-cell>
          <table:table-cell office:value-type="string">
            <text:p>White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iPhone 7+	</text:p>
          </table:table-cell>
          <table:table-cell office:value-type="string">
            <text:p>Black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iPhone 7+	</text:p>
          </table:table-cell>
          <table:table-cell office:value-type="string">
            <text:p>White</text:p>
          </table:table-cell>
          <table:table-cell office:value-type="string">
            <text:p>19</text:p>
          </table:table-cell>
        </table:table-row>
        <table:table-row>
          <table:table-cell office:value-type="string">
            <text:p>iPhone 8	</text:p>
          </table:table-cell>
          <table:table-cell office:value-type="string">
            <text:p>Black</text:p>
          </table:table-cell>
          <table:table-cell office:value-type="string">
            <text:p>22</text:p>
          </table:table-cell>
        </table:table-row>
        <table:table-row>
          <table:table-cell office:value-type="string">
            <text:p>iPhone 8	</text:p>
          </table:table-cell>
          <table:table-cell office:value-type="string">
            <text:p>White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iPhone 8+	</text:p>
          </table:table-cell>
          <table:table-cell office:value-type="string">
            <text:p>Black</text:p>
          </table:table-cell>
          <table:table-cell office:value-type="string">
            <text:p>16</text:p>
          </table:table-cell>
        </table:table-row>
        <table:table-row>
          <table:table-cell office:value-type="string">
            <text:p>iPhone 8+	</text:p>
          </table:table-cell>
          <table:table-cell office:value-type="string">
            <text:p>White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iPhone X	</text:p>
          </table:table-cell>
          <table:table-cell office:value-type="string">
            <text:p>Black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iPhone XR	</text:p>
          </table:table-cell>
          <table:table-cell office:value-type="string">
            <text:p>Black</text:p>
          </table:table-cell>
          <table:table-cell office:value-type="string">
            <text:p>38</text:p>
          </table:table-cell>
        </table:table-row>
        <table:table-row>
          <table:table-cell office:value-type="string">
            <text:p>iPhone XS	</text:p>
          </table:table-cell>
          <table:table-cell office:value-type="string">
            <text:p>Black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iPhone XS Max</text:p>
          </table:table-cell>
          <table:table-cell office:value-type="string">
            <text:p>Black</text:p>
          </table:table-cell>
          <table:table-cell office:value-type="string">
            <text:p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